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Times New Roman"/>
    </style:style>
    <style:style style:name="P2" style:parent-style-name="Standard" style:family="paragraph">
      <style:text-properties style:font-name="Times New Roman"/>
    </style:style>
    <style:style style:name="P3" style:parent-style-name="Standard" style:family="paragraph">
      <style:text-properties style:font-name="Times New Roman"/>
    </style:style>
    <style:style style:name="P4" style:parent-style-name="Standard" style:family="paragraph">
      <style:text-properties style:font-name="Times New Roman"/>
    </style:style>
    <style:style style:name="P5" style:parent-style-name="Standard" style:family="paragraph">
      <style:text-properties style:font-name="Times New Roman"/>
    </style:style>
    <style:style style:name="P6" style:parent-style-name="Standard" style:family="paragraph">
      <style:text-properties style:font-name="Times New Roman"/>
    </style:style>
    <style:style style:name="P7" style:parent-style-name="Standard" style:family="paragraph">
      <style:text-properties style:font-name="Times New Roman"/>
    </style:style>
    <style:style style:name="P8" style:parent-style-name="Standard" style:family="paragraph">
      <style:text-properties style:font-name="Times New Roman"/>
    </style:style>
    <style:style style:name="P9" style:parent-style-name="Standard" style:family="paragraph">
      <style:text-properties style:font-name="Times New Roman"/>
    </style:style>
    <style:style style:name="P10" style:parent-style-name="Standard" style:family="paragraph">
      <style:text-properties style:font-name="Times New Roman"/>
    </style:style>
    <style:style style:name="P11" style:parent-style-name="Standard" style:family="paragraph">
      <style:text-properties style:font-name="Times New Roman"/>
    </style:style>
    <style:style style:name="P12" style:parent-style-name="Standard" style:family="paragraph">
      <style:text-properties style:font-name="Times New Roman"/>
    </style:style>
    <style:style style:name="P13" style:parent-style-name="Standard" style:family="paragraph">
      <style:text-properties style:font-name="Times New Roman"/>
    </style:style>
    <style:style style:name="P14" style:parent-style-name="Standard" style:family="paragraph">
      <style:text-properties style:font-name="Times New Roman"/>
    </style:style>
    <style:style style:name="P15" style:parent-style-name="Standard" style:family="paragraph">
      <style:text-properties style:font-name="Times New Roman"/>
    </style:style>
    <style:style style:name="P16" style:parent-style-name="Standard" style:family="paragraph">
      <style:text-properties style:font-name="Times New Roman"/>
    </style:style>
    <style:style style:name="P17" style:parent-style-name="Standard" style:family="paragraph">
      <style:text-properties style:font-name="Times New Roman"/>
    </style:style>
    <style:style style:name="P18" style:parent-style-name="Standard" style:family="paragraph">
      <style:text-properties style:font-name="Times New Roman"/>
    </style:style>
    <style:style style:name="P19" style:parent-style-name="Standard" style:family="paragraph">
      <style:text-properties style:font-name="Times New Roman"/>
    </style:style>
    <style:style style:name="P20" style:parent-style-name="Standard" style:family="paragraph">
      <style:text-properties style:font-name="Times New Roman"/>
    </style:style>
    <style:style style:name="P21" style:parent-style-name="Standard" style:family="paragraph">
      <style:text-properties style:font-name="Times New Roman"/>
    </style:style>
    <style:style style:name="P22" style:parent-style-name="Standard" style:family="paragraph">
      <style:text-properties style:font-name="Times New Roman"/>
    </style:style>
    <style:style style:name="P23" style:parent-style-name="Standard" style:family="paragraph">
      <style:text-properties style:font-name="Times New Roman"/>
    </style:style>
    <style:style style:name="P24" style:parent-style-name="Standard" style:family="paragraph">
      <style:text-properties style:font-name="Times New Roman"/>
    </style:style>
    <style:style style:name="P25" style:parent-style-name="Standard" style:family="paragraph">
      <style:text-properties style:font-name="Times New Roman"/>
    </style:style>
    <style:style style:name="P26" style:parent-style-name="Standard" style:family="paragraph">
      <style:text-properties style:font-name="Times New Roman"/>
    </style:style>
  </office:automatic-styles>
  <office:body>
    <office:text text:use-soft-page-breaks="true">
      <text:p text:style-name="P1">CPSC 3780</text:p>
      <text:p text:style-name="P2">Project Report</text:p>
      <text:p text:style-name="P3">Written By:<text:s/>Shashank Shivarasi</text:p>
      <text:p text:style-name="P4"/>
      <text:p text:style-name="P5"><text:tab/><text:s/></text:p>
      <text:p text:style-name="P6">The initial decision we faced when embarking on this project was the choice of programming language. After careful consideration, we opted for Python due to its robust sockets interface and its capacity for rapid prototyping. We specifically utilized Python 2.7 to ensure compatibility with the lab computers. To lay the foundation, we delved into the Python socket programming tutorial available on the IBM website (https://goo.gl/UIdzgx). This tutorial equipped us with a solid grasp of socket programming's fundamental syntax and offered valuable resources for establishing UDP client-server systems. Armed with this knowledge, we proceeded to configure the socket connections for both the client and server programs, binding them to addresses and ports.</text:p>
      <text:p text:style-name="P7"/>
      <text:p text:style-name="P8">For heart rate and respiratory rate sensing, we followed different approaches. Heart rate was derived from variations in red coloration captured by the smartphone's back camera with the flash enabled, while respiratory rate was determined using accelerometer or orientation sensor data gathered when the user placed the device on their chest.</text:p>
      <text:p text:style-name="P9"/>
      <text:p text:style-name="P10">As we transitioned to developing the client program, we designed a user-friendly interface. Users would input a 10-digit ID number and select from three options: sending a message (option 1), issuing a get request (option 2), or quitting the program (option 3). Depending on the selection, the client program would construct an appropriate string. To maintain consistency with the project specifications, we set a message size of 256 bytes, akin to the sample provided. This accommodated a maximum message size of 160 characters – a standard for text messages. We utilized the split function to break down messages into fields separated by "/" characters, which allowed us to include such characters in the payload. The user provided the destination client's ID and the message payload content. Upon receipt of a "send" message, the split function facilitated easy access to the message fields by index, enabling the client program to display source and payload details to the user.</text:p>
      <text:p text:style-name="P11"/>
      <text:p text:style-name="P12">A challenge arose when handling forwarded messages due to the delay caused by initial server-to-server transmission. To counter this, we programmed the client to send five get requests whenever the user opted to receive messages. Only if all five responses contained an empty payload would the client indicate no messages. Though not ideal, this workaround proved effective for our project's scope.</text:p>
      <text:p text:style-name="P13"/>
      <text:p text:style-name="P14">Beyond "send," "get," and "ack" messages, we introduced two additional types: "handshake" for client-server list updates during connection, and "terminate" for removing clients upon quitting. Implementing these message types involved careful consideration of the network flow and ensuring up-to-date client-server lists.</text:p>
      <text:p text:style-name="P15"/>
      <text:p text:style-name="P16">In constructing the server program, we grappled with assigning sequence numbers. Eventually, we concluded that having the server manage sequence numbers proved more effective than the client. The server-controlled sequence numbers ranged from 0 to 99, looping back to 0. The split<text:s/><text:soft-page-break/>function was crucial for parsing incoming strings into accessible lists, enabling efficient decision-making regarding message handling.</text:p>
      <text:p text:style-name="P17"/>
      <text:p text:style-name="P18">Sharing the client-server list and forwarding messages between servers presented a formidable challenge. We used pairs containing client IDs and server IP addresses. The addClient function inserted pairs into the list, while deleteClient removed them. To transmit the list, we employed "/"" and "?" characters for separation, preserving list tuple integrity. sendList and parseList facilitated list routing, with careful consideration for index variations. The decision of when to send the list prompted strategic adjustments to avoid overloading the network.</text:p>
      <text:p text:style-name="P19"/>
      <text:p text:style-name="P20">To address server-client list synchronization when clients disconnected, we implemented the forwardTerminates function. This function broadcasted terminate messages to all servers, preventing feedback loops. Finally, we enabled message forwarding between servers through the forwardMessages function. If a message recipient was not in a server's client list, the server added the message to a "messages_to_forward" list. This list was dispatched at each iteration of the program loop, ensuring successful message forwarding.</text:p>
      <text:p text:style-name="P21"/>
      <text:p text:style-name="P22">In conclusion, our project journey encompassed language selection, client and server programming, message handling, and complex network interactions. Through thoughtful implementation and continuous refinement, we navigated challenges and devised solutions that adhered to project objectives.</text:p>
      <text:p text:style-name="P23"/>
      <text:p text:style-name="P24"/>
      <text:p text:style-name="P25"/>
      <text:p text:style-name="P26"/>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Essay Template</dc:title>
    <meta:initial-creator>Eric </meta:initial-creator>
    <dc:creator>Shashank Shivarasi (Student)</dc:creator>
    <meta:creation-date>2016-11-30T10:53:00Z</meta:creation-date>
    <dc:date>2023-08-31T00:56:00Z</dc:date>
    <meta:template xlink:href="Essay%20Template1.ott" xlink:type="simple"/>
    <meta:editing-cycles>145</meta:editing-cycles>
    <meta:editing-duration>PT6720S</meta:editing-duration>
    <meta:document-statistic meta:page-count="2" meta:paragraph-count="9" meta:word-count="697" meta:character-count="4663" meta:row-count="33" meta:non-whitespace-character-count="3975"/>
  </office:meta>
</office:document-meta>
</file>